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ard" style:master-page-name="MP0" style:family="paragraph">
      <style:paragraph-properties fo:break-before="page" fo:margin-top="0.0694in" fo:margin-bottom="0.0694in" fo:line-height="100%" fo:background-color="#FFFFFF"/>
      <style:text-properties style:font-name="Calibri Light" style:font-name-asian="Times New Roman" style:font-name-complex="Calibri Light" fo:font-weight="bold" style:font-weight-asian="bold" style:font-weight-complex="bold" fo:color="#000000" fo:font-size="12pt" style:font-size-asian="12pt" style:font-size-complex="12pt" style:language-asian="nl" style:country-asian="NL"/>
    </style:style>
    <style:style style:name="P2" style:parent-style-name="Normaalweb" style:family="paragraph">
      <style:paragraph-properties fo:margin-top="0in" fo:margin-bottom="0.2083in"/>
      <style:text-properties style:font-name="Calibri Light" style:font-name-complex="Calibri Light"/>
    </style:style>
    <style:style style:name="P3" style:parent-style-name="Normaalweb" style:list-style-name="LFO2" style:family="paragraph">
      <style:paragraph-properties fo:margin-top="0in" fo:margin-bottom="0in"/>
      <style:text-properties style:font-name="Calibri Light" style:font-name-complex="Calibri Light"/>
    </style:style>
    <style:style style:name="P4" style:parent-style-name="Normaalweb" style:list-style-name="LFO2" style:family="paragraph">
      <style:paragraph-properties fo:margin-top="0in" fo:margin-bottom="0in"/>
      <style:text-properties style:font-name="Calibri Light" style:font-name-complex="Calibri Light"/>
    </style:style>
    <style:style style:name="P5" style:parent-style-name="Normaalweb" style:family="paragraph">
      <style:paragraph-properties fo:margin-top="0.2083in" fo:margin-bottom="0in"/>
      <style:text-properties style:font-name="Calibri Light" style:font-name-complex="Calibri Light"/>
    </style:style>
    <style:style style:name="P6" style:parent-style-name="Standaard" style:family="paragraph">
      <style:paragraph-properties fo:margin-top="0.0694in" fo:margin-bottom="0.0694in" fo:line-height="100%" fo:background-color="#FFFFFF"/>
      <style:text-properties style:font-name="Calibri Light" style:font-name-asian="Times New Roman" style:font-name-complex="Calibri Light" fo:font-weight="bold" style:font-weight-asian="bold" style:font-weight-complex="bold" fo:color="#000000" fo:font-size="12pt" style:font-size-asian="12pt" style:font-size-complex="12pt" style:language-asian="nl" style:country-asian="NL"/>
    </style:style>
    <style:style style:name="P7" style:parent-style-name="Standaard" style:family="paragraph">
      <style:paragraph-properties fo:margin-top="0.0694in" fo:margin-bottom="0.0694in" fo:line-height="100%" fo:background-color="#FFFFFF"/>
      <style:text-properties style:font-name="Calibri Light" style:font-name-asian="Times New Roman" style:font-name-complex="Calibri Light" fo:font-weight="bold" style:font-weight-asian="bold" style:font-weight-complex="bold" fo:color="#000000" fo:font-size="12pt" style:font-size-asian="12pt" style:font-size-complex="12pt" style:language-asian="nl" style:country-asian="NL"/>
    </style:style>
    <style:style style:name="P8" style:parent-style-name="Standaard" style:family="paragraph">
      <style:paragraph-properties fo:margin-top="0.0694in" fo:margin-bottom="0.0694in" fo:line-height="100%" fo:background-color="#FFFFFF"/>
    </style:style>
    <style:style style:name="T9" style:parent-style-name="Standaardalinea-lettertype" style:family="text">
      <style:text-properties style:font-name="Calibri Light" style:font-name-complex="Calibri Light" fo:color="#202124" fo:background-color="#FFFFFF"/>
    </style:style>
    <style:style style:name="P10" style:parent-style-name="Standaard" style:family="paragraph">
      <style:paragraph-properties fo:margin-top="0.0694in" fo:margin-bottom="0.0694in" fo:line-height="100%" fo:background-color="#FFFFFF"/>
      <style:text-properties style:font-name="Calibri Light" style:font-name-asian="Times New Roman" style:font-name-complex="Calibri Light" fo:font-weight="bold" style:font-weight-asian="bold" style:font-weight-complex="bold" fo:color="#000000" fo:font-size="12pt" style:font-size-asian="12pt" style:font-size-complex="12pt" style:language-asian="nl" style:country-asian="NL"/>
    </style:style>
    <style:style style:name="P11" style:parent-style-name="Normaalweb" style:family="paragraph">
      <style:paragraph-properties fo:margin-top="0in" fo:margin-bottom="0.2083in"/>
      <style:text-properties style:font-name="Calibri Light" style:font-name-complex="Calibri Light"/>
    </style:style>
    <style:style style:name="P12" style:parent-style-name="Normaalweb" style:family="paragraph">
      <style:paragraph-properties fo:margin-top="0.2083in" fo:margin-bottom="0.2083in"/>
      <style:text-properties style:font-name="Calibri Light" style:font-name-complex="Calibri Light"/>
    </style:style>
    <style:style style:name="P13" style:parent-style-name="Normaalweb" style:family="paragraph">
      <style:paragraph-properties fo:margin-top="0.2083in" fo:margin-bottom="0in"/>
      <style:text-properties style:font-name="Calibri Light" style:font-name-complex="Calibri Light"/>
    </style:style>
    <style:style style:name="P14" style:parent-style-name="Standaard" style:family="paragraph">
      <style:paragraph-properties fo:margin-top="0.0694in" fo:margin-bottom="0.0694in" fo:line-height="100%" fo:background-color="#FFFFFF"/>
      <style:text-properties style:font-name="Calibri Light" style:font-name-asian="Times New Roman" style:font-name-complex="Calibri Light" fo:font-weight="bold" style:font-weight-asian="bold" style:font-weight-complex="bold" fo:font-size="12pt" style:font-size-asian="12pt" style:font-size-complex="12pt" style:language-asian="nl" style:country-asian="NL"/>
    </style:style>
    <style:style style:name="P15" style:parent-style-name="Standaard" style:family="paragraph">
      <style:text-properties fo:font-weight="bold" style:font-weight-asian="bold" style:font-weight-complex="bold"/>
    </style:style>
  </office:automatic-styles>
  <office:body>
    <office:text text:use-soft-page-breaks="true">
      <text:p text:style-name="P1">Wat is het verschil met de script tag boven in te laden in de &lt;head&gt; tag t.o.v onder inladen aan het einde van je HTML tag</text:p>
      <text:p text:style-name="P2">Het verschil tussen het laden van een script tag in de &lt;head&gt; of aan het einde van de &lt;body&gt; tag is de volgende:</text:p>
      <text:list text:style-name="LFO2" text:continue-numbering="true">
        <text:list-item>
          <text:p text:style-name="P3">Als je een script tag in de &lt;head&gt; plaatst, wordt het script geladen en uitgevoerd voordat de rest van de pagina is geladen. Dit kan resulteren in vertraging van het laden van de pagina als het script zwaar is en veel tijd nodig heeft om uit te voeren.</text:p>
        </text:list-item>
        <text:list-item>
          <text:p text:style-name="P4">Als je een script aan het einde van de &lt;body&gt; plaatst, wordt het geladen en uitgevoerd nadat de rest van de pagina is geladen. Dit kan ertoe leiden dat de gebruiker eerder begint met het interacteren met de pagina, aangezien de rest van de pagina eerder beschikbaar is.</text:p>
        </text:list-item>
      </text:list>
      <text:p text:style-name="P5">Kortom, het is meestal beter om scripts aan het einde van de &lt;body&gt; te plaatsen, tenzij er specifieke redenen zijn om dit in de &lt;head&gt; te doen, bijvoorbeeld als het script een cruciale taak heeft die moet worden uitgevoerd voordat de pagina wordt weergegeven.</text:p>
      <text:p text:style-name="P6"/>
      <text:p text:style-name="P7">Wat doet de attribuut “defer” in de &lt;script&gt; tag</text:p>
      <text:p text:style-name="P8"><text:span text:style-name="T9">Het defer attribuut zorgt er voor dat de browser niet meer blokkeert tijdens het laden van het script en het uitvoeren van het script uitstelt totdat het html is uitgevoerd. Dat betekent dat het browser eerder klaar is met het uitvoeren van de html en dus eerder de pagina op het scherm kan zetten.</text:span></text:p>
      <text:p text:style-name="P10">Wat is het verschil tussen HTML en JavaScript?</text:p>
      <text:p text:style-name="P11">HTML (Hypertext Markup Language) is een opmaaktaal die gebruikt wordt om webpagina's te creëren. Het bepaalt de structuur en inhoud van een webpagina.</text:p>
      <text:p text:style-name="P12">JavaScript is een programmeertaal die gebruikt wordt om interactieve elementen op een webpagina te creëren en de gedrag van webpagina's te regelen. Het kan bijvoorbeeld gebruikt worden om formulieren te valideren, pop-ups te creëren en dynamische inhoud te creëren en te wijzigen.</text:p>
      <text:p text:style-name="P13">In wezen zijn HTML en JavaScript twee verschillende technologieën die samenwerken om webpagina's interactief en functioneel te maken. HTML bepaalt hoe de inhoud eruit ziet en JavaScript bepaalt hoe de inhoud functioneert.</text:p>
      <text:p text:style-name="P14"/>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dy Bakker</meta:initial-creator>
    <dc:creator>Jordy Bakker</dc:creator>
    <meta:creation-date>2023-02-01T16:15:00Z</meta:creation-date>
    <dc:date>2023-02-01T16:27:00Z</dc:date>
    <meta:template xlink:href="Normal" xlink:type="simple"/>
    <meta:editing-cycles>1</meta:editing-cycles>
    <meta:editing-duration>PT720S</meta:editing-duration>
    <meta:document-statistic meta:page-count="1" meta:paragraph-count="4" meta:word-count="318" meta:character-count="2067" meta:row-count="14" meta:non-whitespace-character-count="1753"/>
  </office:meta>
</office:document-meta>
</file>